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882in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3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82in" table:align="left"/>
    </style:style>
    <style:style style:name="Table2.A" style:family="table-column">
      <style:table-column-properties style:column-width="0.8708in"/>
    </style:style>
    <style:style style:name="Table2.B" style:family="table-column">
      <style:table-column-properties style:column-width="5.8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able_20_Contents">
      <style:text-properties style:font-name="Arial1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s Modeling - Project Backgammon</text:h>
      <text:h text:style-name="Heading_20_3" text:outline-level="3">Karl Potisepp, Siim Viiklaid, Karl Kilgi</text:h>
      <text:h text:style-name="Heading_20_2" text:outline-level="2">Introduction &amp; background</text:h>
      <text:p text:style-name="Text_20_body">The aim of this document is to provide an overview of the development of a working implementation of a multi-player Backgammon game created for the Systems Modeling course in fall 2012. The team consists of three Computer Science MSc students: Karl Potisepp, Siim Viiklaid and Karl Kilgi.</text:p>
      <text:h text:style-name="Heading_20_2" text:outline-level="2">Objectives</text:h>
      <text:p text:style-name="Text_20_body">The objectives of the project are to create a working implementation along with source code, and also provide documentation in the form of the following items:</text:p>
      <text:list xml:id="list1179768037" text:style-name="L1">
        <text:list-item>
          <text:p text:style-name="P2">class diagram</text:p>
        </text:list-item>
        <text:list-item>
          <text:p text:style-name="P2">storyboard</text:p>
        </text:list-item>
        <text:list-item>
          <text:p text:style-name="P2">project log</text:p>
        </text:list-item>
        <text:list-item>
          <text:p text:style-name="P2">simulated customer discussion along with 3-5 proposed features</text:p>
        </text:list-item>
        <text:list-item>
          <text:p text:style-name="P2">a guide through the project</text:p>
        </text:list-item>
      </text:list>
      <text:h text:style-name="Heading_20_2" text:outline-level="2">Scope</text:h>
      <text:p text:style-name="Text_20_body">The scope of this project is defined as a interactive game of Backgammon that can be played by two human players on the same computer. The following features are included in the scope:</text:p>
      <text:list xml:id="list1208118300" text:style-name="L2">
        <text:list-item>
          <text:p text:style-name="P3">starting the game</text:p>
        </text:list-item>
        <text:list-item>
          <text:p text:style-name="P3">choosing your move based on the rules of the game and the dice roll</text:p>
        </text:list-item>
        <text:list-item>
          <text:p text:style-name="P3">doubling the stake</text:p>
        </text:list-item>
      </text:list>
      <text:p text:style-name="Text_20_body">To deliver the finished application within the deadline, we decided to forego complicated client-server implementations and also capabilities to play more than one game during the runtime of the application.</text:p>
      <text:h text:style-name="Heading_20_2" text:outline-level="2">Methodologies &amp; Strategy</text:h>
      <text:p text:style-name="Text_20_body">Our strategy was to divide the workload as follows: 1 person dealing with all matters pertaining to documentation and 2 persons working on implementing the code and analysis. Due to the small scale of the project, we chose to create a preliminary class diagram along with a storyboard, then create the application and later add adjust the diagram to reflect any changes that were found to be necessary during the coding phase.</text:p>
      <text:p text:style-name="Text_20_body"/>
      <text:h text:style-name="Heading_20_2" text:outline-level="2">Issues &amp; Risks</text:h>
      <text:p text:style-name="Text_20_body">As the project is of extremely small scale and with clear requirements, there are no risks besides force majeure to deal with besides getting everything ready for the deadline. '</text:p>
      <text:p text:style-name="Text_20_body"><text:soft-page-break/></text:p>
      <text:h text:style-name="Heading_20_2" text:outline-level="2">Schedule of Delivery</text:h>
      <text:p text:style-name="Text_20_body">Everything included in the objectives of the project will be delivered by midnight 12.10.2012.</text:p>
      <text:h text:style-name="Heading_20_2" text:outline-level="2">Appendix 1 - Project lo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ate</text:p>
          </table:table-cell>
          <table:table-cell table:style-name="Table1.B1" office:value-type="string">
            <text:p text:style-name="P5">Activity</text:p>
          </table:table-cell>
        </table:table-row>
        <table:table-row>
          <table:table-cell table:style-name="Table1.A2" office:value-type="string">
            <text:p text:style-name="P5">07.10.2012</text:p>
          </table:table-cell>
          <table:table-cell table:style-name="Table1.B2" office:value-type="string">
            <text:p text:style-name="P5">First analysis session.</text:p>
          </table:table-cell>
        </table:table-row>
        <table:table-row>
          <table:table-cell table:style-name="Table1.A2" office:value-type="string">
            <text:p text:style-name="P5">08.10.2012</text:p>
          </table:table-cell>
          <table:table-cell table:style-name="Table1.B2" office:value-type="string">
            <text:p text:style-name="P5">Distribution of tasks. First programming session.</text:p>
          </table:table-cell>
        </table:table-row>
        <table:table-row>
          <table:table-cell table:style-name="Table1.A2" office:value-type="string">
            <text:p text:style-name="P5">10.10.2012</text:p>
          </table:table-cell>
          <table:table-cell table:style-name="Table1.B2" office:value-type="string">
            <text:p text:style-name="P5">Documentation session.</text:p>
          </table:table-cell>
        </table:table-row>
        <table:table-row>
          <table:table-cell table:style-name="Table1.A2" office:value-type="string">
            <text:p text:style-name="P5">12.10.2012</text:p>
          </table:table-cell>
          <table:table-cell table:style-name="Table1.B2" office:value-type="string">
            <text:p text:style-name="P5">Final preparation for delivery and delivery.</text:p>
          </table:table-cell>
        </table:table-row>
      </table:table>
      <text:p text:style-name="Text_20_body"/>
      <text:h text:style-name="Heading_20_2" text:outline-level="2">Appendix 2 - Simulated customer discuss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Customer:</text:p>
          </table:table-cell>
          <table:table-cell table:style-name="Table2.B1" office:value-type="string">
            <text:p text:style-name="P5">Hello, how are you? I am here to discuss the project.</text:p>
          </table:table-cell>
        </table:table-row>
        <table:table-row>
          <table:table-cell table:style-name="Table2.A2" office:value-type="string">
            <text:p text:style-name="P5">Analyst:</text:p>
          </table:table-cell>
          <table:table-cell table:style-name="Table2.B2" office:value-type="string">
            <text:p text:style-name="P5">Hello, I'm fine thanks, how are you? We've been waiting for you all day, so let's get started. Can you show me what you want?</text:p>
          </table:table-cell>
        </table:table-row>
        <table:table-row>
          <table:table-cell table:style-name="Table2.A2" office:value-type="string">
            <text:p text:style-name="P5">Customer:</text:p>
          </table:table-cell>
          <table:table-cell table:style-name="Table2.B2" office:value-type="string">
            <text:p text:style-name="P5">Yes! I've been craving for something for so long! Can you help satisfy me?</text:p>
          </table:table-cell>
        </table:table-row>
        <table:table-row>
          <table:table-cell table:style-name="Table2.A2" office:value-type="string">
            <text:p text:style-name="P5">Analyst:</text:p>
          </table:table-cell>
          <table:table-cell table:style-name="Table2.B2" office:value-type="string">
            <text:p text:style-name="P5">Of course, but before we really get off, you must tell me about what it is that you want. Once I know, I can tell you if we can make your dreams a reality.</text:p>
          </table:table-cell>
        </table:table-row>
        <table:table-row>
          <table:table-cell table:style-name="Table2.A2" office:value-type="string">
            <text:p text:style-name="P5">Customer:</text:p>
          </table:table-cell>
          <table:table-cell table:style-name="Table2.B2" office:value-type="string">
            <text:p text:style-name="P5">I want a multi-player Backgammon game to play on my computer with my friends. You can find the rules on Wikipedia.</text:p>
          </table:table-cell>
        </table:table-row>
        <table:table-row>
          <table:table-cell table:style-name="Table2.A2" office:value-type="string">
            <text:p text:style-name="P5">Analyst:</text:p>
          </table:table-cell>
          <table:table-cell table:style-name="Table2.B2" office:value-type="string">
            <text:p text:style-name="P5">Do you want to play online with your friends over the internet or a local area connection?</text:p>
          </table:table-cell>
        </table:table-row>
        <table:table-row>
          <table:table-cell table:style-name="Table2.A2" office:value-type="string">
            <text:p text:style-name="P5">Customer:</text:p>
          </table:table-cell>
          <table:table-cell table:style-name="Table2.B2" office:value-type="string">
            <text:p text:style-name="P5">No, it is fine if we just need a single computer to play with each other.</text:p>
          </table:table-cell>
        </table:table-row>
        <table:table-row>
          <table:table-cell table:style-name="Table2.A2" office:value-type="string">
            <text:p text:style-name="P5">Analyst:</text:p>
          </table:table-cell>
          <table:table-cell table:style-name="Table2.B2" office:value-type="string">
            <text:p text:style-name="P5">Aside from making the game behave according to the rules on Wikipedia, do you want anything else?</text:p>
          </table:table-cell>
        </table:table-row>
        <table:table-row>
          <table:table-cell table:style-name="Table2.A2" office:value-type="string">
            <text:p text:style-name="P5">Customer:</text:p>
          </table:table-cell>
          <table:table-cell table:style-name="Table2.B2" office:value-type="string">
            <text:p text:style-name="P5">Is it very hard to have a way to play with myself against the computer?</text:p>
          </table:table-cell>
        </table:table-row>
        <table:table-row>
          <table:table-cell table:style-name="Table2.A2" office:value-type="string">
            <text:p text:style-name="P5">Analyst:</text:p>
          </table:table-cell>
          <table:table-cell table:style-name="Table2.B2" office:value-type="string">
            <text:p text:style-name="P5">That's probably very difficult if you are an above-average player. It would take a lot of time and be expensive to implement.</text:p>
          </table:table-cell>
        </table:table-row>
        <table:table-row>
          <table:table-cell table:style-name="Table2.A2" office:value-type="string">
            <text:p text:style-name="P5">Customer:</text:p>
          </table:table-cell>
          <table:table-cell table:style-name="Table2.B2" office:value-type="string">
            <text:p text:style-name="P5">Oh no, I would like to get to play with my friends as soon as possible, so at first I will go without this feature. I also wanted a high score table, is this also a difficult thing?</text:p>
          </table:table-cell>
        </table:table-row>
        <table:table-row>
          <table:table-cell table:style-name="Table2.A2" office:value-type="string">
            <text:p text:style-name="P5">Analyst:</text:p>
          </table:table-cell>
          <table:table-cell table:style-name="Table2.B2" office:value-type="string">
            <text:p text:style-name="P5">Not as much, but this requires some sort of database and also some way to type in the names of the players, so it will still make things more complex.</text:p>
          </table:table-cell>
        </table:table-row>
        <table:table-row>
          <table:table-cell table:style-name="Table2.A2" office:value-type="string">
            <text:p text:style-name="P5">Customer:</text:p>
          </table:table-cell>
          <table:table-cell table:style-name="Table2.B2" office:value-type="string">
            <text:p text:style-name="P5">Well that is not necessary, so I will just choose the basic game as it is, thank you.</text:p>
          </table:table-cell>
        </table:table-row>
      </table:table>
      <text:p text:style-name="Text_20_body"/>
      <text:p text:style-name="Text_20_body"/>
      <text:h text:style-name="P1" text:outline-level="2">Appendix 3 - Suggested features</text:h>
      <text:list xml:id="list1779542481" text:style-name="L4">
        <text:list-item>
          <text:p text:style-name="P4">online play</text:p>
        </text:list-item>
        <text:list-item>
          <text:p text:style-name="P4">a single-player mode with computer as opponent</text:p>
        </text:list-item>
        <text:list-item>
          <text:p text:style-name="P4">high score table</text:p>
        </text:list-item>
        <text:list-item>
          <text:p text:style-name="P4">tournament mode for more than 2 play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21:51:26</meta:creation-date>
    <dc:date>2012-10-10T22:00:43</dc:date>
    <meta:editing-duration>PT1H57M37S</meta:editing-duration>
    <meta:editing-cycles>14</meta:editing-cycles>
    <meta:generator>LibreOffice/3.5$MacOSX_x86 LibreOffice_project/e0fbe70-dcba98b-297ab39-994e618-0f858f0</meta:generator>
    <meta:document-statistic meta:table-count="2" meta:image-count="0" meta:object-count="0" meta:page-count="3" meta:paragraph-count="66" meta:word-count="676" meta:character-count="3851" meta:non-whitespace-character-count="3253"/>
  </office:meta>
</office:document-meta>
</file>